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ffd7d7" draw:textarea-horizontal-align="justify" draw:textarea-vertical-align="top" draw:auto-grow-height="false" fo:min-height="13.646cm" fo:min-width="9.586cm"/>
      <style:paragraph-properties style:writing-mode="lr-tb"/>
    </style:style>
    <style:style style:name="gr2" style:family="graphic" style:parent-style-name="standard">
      <style:graphic-properties svg:stroke-color="#729fcf" draw:fill-color="#ffffff" draw:textarea-horizontal-align="justify" draw:textarea-vertical-align="top" draw:auto-grow-height="false" fo:min-height="11.017cm" fo:min-width="9.048cm"/>
      <style:paragraph-properties style:writing-mode="lr-tb"/>
    </style:style>
    <style:style style:name="gr3" style:family="graphic" style:parent-style-name="standard">
      <style:graphic-properties svg:stroke-color="#729fcf" draw:fill-color="#dee6ef" draw:textarea-horizontal-align="justify" draw:textarea-vertical-align="top" draw:auto-grow-height="false" fo:min-height="9.534cm" fo:min-width="8.509cm"/>
      <style:paragraph-properties style:writing-mode="lr-tb"/>
    </style:style>
    <style:style style:name="gr4" style:family="graphic" style:parent-style-name="standard">
      <style:graphic-properties svg:stroke-color="#729fcf" draw:fill-color="#ffffff" draw:textarea-horizontal-align="justify" draw:textarea-vertical-align="top" draw:auto-grow-height="false" fo:min-height="8.068cm" fo:min-width="7.989cm"/>
      <style:paragraph-properties style:writing-mode="lr-tb"/>
    </style:style>
    <style:style style:name="gr5" style:family="graphic" style:parent-style-name="standard">
      <style:graphic-properties svg:stroke-color="#729fcf" draw:fill-color="#dee6ef" draw:textarea-horizontal-align="justify" draw:textarea-vertical-align="top" draw:auto-grow-height="false" fo:min-height="6.675cm" fo:min-width="7.548cm"/>
      <style:paragraph-properties style:writing-mode="lr-tb"/>
    </style:style>
    <style:style style:name="gr6" style:family="graphic" style:parent-style-name="standard">
      <style:graphic-properties svg:stroke-color="#729fcf" draw:fill-color="#ffffff" draw:textarea-horizontal-align="justify" draw:textarea-vertical-align="top" draw:auto-grow-height="false" fo:min-height="5.398cm" fo:min-width="7.087cm"/>
      <style:paragraph-properties style:writing-mode="lr-tb"/>
    </style:style>
    <style:style style:name="gr7" style:family="graphic" style:parent-style-name="standard">
      <style:graphic-properties svg:stroke-color="#729fcf" draw:fill-color="#dee6ef" draw:textarea-horizontal-align="justify" draw:textarea-vertical-align="top" draw:auto-grow-height="false" fo:min-height="4.12cm" fo:min-width="6.627cm"/>
      <style:paragraph-properties style:writing-mode="lr-tb"/>
    </style:style>
    <style:style style:name="gr8" style:family="graphic" style:parent-style-name="standard">
      <style:graphic-properties svg:stroke-color="#729fcf" draw:fill-color="#ffffff" draw:textarea-horizontal-align="justify" draw:textarea-vertical-align="middle" draw:auto-grow-height="false" fo:min-height="2.958cm" fo:min-width="6.157cm"/>
      <style:paragraph-properties style:writing-mode="lr-tb"/>
    </style:style>
    <style:style style:name="gr9" style:family="graphic" style:parent-style-name="standard">
      <style:graphic-properties draw:fill-color="#ffdbb6" draw:textarea-horizontal-align="justify" draw:textarea-vertical-align="middle" draw:auto-grow-height="false" fo:min-height="0.517cm" fo:min-width="7.962cm"/>
      <style:paragraph-properties style:writing-mode="lr-tb"/>
    </style:style>
    <style:style style:name="gr10" style:family="graphic" style:parent-style-name="standard">
      <style:graphic-properties svg:stroke-color="#729fcf" draw:fill-color="#ffd7d7" draw:textarea-horizontal-align="justify" draw:textarea-vertical-align="top" draw:auto-grow-height="false" fo:min-height="13.744cm" fo:min-width="8.668cm"/>
      <style:paragraph-properties style:writing-mode="lr-tb"/>
    </style:style>
    <style:style style:name="gr11" style:family="graphic" style:parent-style-name="standard">
      <style:graphic-properties svg:stroke-color="#729fcf" draw:fill-color="#ffffff" draw:textarea-horizontal-align="justify" draw:textarea-vertical-align="top" draw:auto-grow-height="false" fo:min-height="11.111cm" fo:min-width="8.17cm"/>
      <style:paragraph-properties style:writing-mode="lr-tb"/>
    </style:style>
    <style:style style:name="gr12" style:family="graphic" style:parent-style-name="standard">
      <style:graphic-properties svg:stroke-color="#729fcf" draw:fill-color="#dee6ef" draw:textarea-horizontal-align="justify" draw:textarea-vertical-align="top" draw:auto-grow-height="false" fo:min-height="9.624cm" fo:min-width="7.672cm"/>
      <style:paragraph-properties style:writing-mode="lr-tb"/>
    </style:style>
    <style:style style:name="gr13" style:family="graphic" style:parent-style-name="standard">
      <style:graphic-properties svg:stroke-color="#729fcf" draw:fill-color="#ffffff" draw:textarea-horizontal-align="justify" draw:textarea-vertical-align="top" draw:auto-grow-height="false" fo:min-height="8.136cm" fo:min-width="7.174cm"/>
      <style:paragraph-properties style:writing-mode="lr-tb"/>
    </style:style>
    <style:style style:name="gr14" style:family="graphic" style:parent-style-name="standard">
      <style:graphic-properties svg:stroke-color="#729fcf" draw:fill-color="#dee6ef" draw:textarea-horizontal-align="justify" draw:textarea-vertical-align="top" draw:auto-grow-height="false" fo:min-height="6.675cm" fo:min-width="6.706cm"/>
      <style:paragraph-properties style:writing-mode="lr-tb"/>
    </style:style>
    <style:style style:name="gr15" style:family="graphic" style:parent-style-name="standard">
      <style:graphic-properties svg:stroke-color="#729fcf" draw:fill-color="#ffffff" draw:textarea-horizontal-align="justify" draw:textarea-vertical-align="top" draw:auto-grow-height="false" fo:min-height="5.398cm" fo:min-width="6.291cm"/>
      <style:paragraph-properties style:writing-mode="lr-tb"/>
    </style:style>
    <style:style style:name="gr16" style:family="graphic" style:parent-style-name="standard">
      <style:graphic-properties svg:stroke-color="#729fcf" draw:fill-color="#dee6ef" draw:textarea-horizontal-align="justify" draw:textarea-vertical-align="top" draw:auto-grow-height="false" fo:min-height="4.12cm" fo:min-width="5.876cm"/>
      <style:paragraph-properties style:writing-mode="lr-tb"/>
    </style:style>
    <style:style style:name="gr17" style:family="graphic" style:parent-style-name="standard">
      <style:graphic-properties svg:stroke-color="#729fcf" draw:fill-color="#ffffff" draw:textarea-horizontal-align="justify" draw:textarea-vertical-align="middle" draw:auto-grow-height="false" fo:min-height="2.958cm" fo:min-width="5.45cm"/>
      <style:paragraph-properties style:writing-mode="lr-tb"/>
    </style:style>
    <style:style style:name="gr18" style:family="graphic" style:parent-style-name="standard">
      <style:graphic-properties draw:fill-color="#ffdbb6" draw:textarea-horizontal-align="justify" draw:textarea-vertical-align="middle" draw:auto-grow-height="false" fo:min-height="1.465cm" fo:min-width="9.72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d7d7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font-size="14pt"/>
    </style:style>
    <style:style style:name="P4" style:family="paragraph">
      <loext:graphic-properties draw:fill-color="#dee6ef"/>
      <style:paragraph-properties fo:text-align="center"/>
      <style:text-properties fo:font-size="14pt"/>
    </style:style>
    <style:style style:name="P5" style:family="paragraph">
      <loext:graphic-properties draw:fill-color="#ffdbb6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fo:color="#c9211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c9211e" fo:font-size="14pt" fo:font-weight="bold" style:font-size-asian="18pt" style:font-weight-asian="bold" style:font-size-complex="18pt" style:font-weight-complex="bold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color="#808080" fo:font-size="14pt" style:font-size-asian="18pt" style:font-size-complex="18pt"/>
    </style:style>
    <style:style style:name="T5" style:family="text">
      <style:text-properties fo:font-size="14pt"/>
    </style:style>
    <style:style style:name="T6" style:family="text">
      <style:text-properties fo:color="#c9211e" fo:font-size="14pt"/>
    </style:style>
    <style:style style:name="T7" style:family="text">
      <style:text-properties fo:color="#808080" fo:font-size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bf0041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76cm" svg:height="14.986cm" svg:x="0.254cm" svg:y="0.254cm">
          <text:p text:style-name="P1"><text:span text:style-name="T1">gnu_octave</text:span><text:span text:style-name="T2">_build_5.2.0.sif</text:span><text:span text:style-name="T3"> </text:span><text:span text:style-name="T4">(~920 MB)</text:span></text:p>
          <text:p text:style-name="P1"><text:span text:style-name="T3"><text:s/></text:span></text:p>
          <text:p text:style-name="P1"><text:span text:style-name="T3">GNU Oct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0.58cm" svg:height="12.299cm" svg:x="0.552cm" svg:y="2.667cm">
          <text:p text:style-name="P1"><text:span text:style-name="T5">SUNDI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9.983cm" svg:height="10.758cm" svg:x="0.85cm" svg:y="3.937cm">
          <text:p text:style-name="P1"><text:span text:style-name="T5">GLP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387cm" svg:height="9.216cm" svg:x="1.148cm" svg:y="5.207cm">
          <text:p text:style-name="P1"><text:span text:style-name="T5">QR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8.796cm" svg:height="7.673cm" svg:x="1.444cm" svg:y="6.477cm">
          <text:p text:style-name="P1"><text:span text:style-name="T5">ARPACK 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8.197cm" svg:height="6.258cm" svg:x="1.743cm" svg:y="7.62cm">
          <text:p text:style-name="P1"><text:span text:style-name="T5">SuiteSpar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7.599cm" svg:height="4.842cm" svg:x="2.042cm" svg:y="8.763cm">
          <text:p text:style-name="P1"><text:span text:style-name="T5">OpenBL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7.003cm" svg:height="3.554cm" svg:x="2.34cm" svg:y="9.779cm">
          <text:p text:style-name="P1"><text:span text:style-name="T5">Ubuntu 18.04 (LTS)</text:span></text:p>
          <text:p text:style-name="P1"><text:span text:style-name="T6"/></text:p>
          <text:p text:style-name="P1"><text:span text:style-name="T6"><text:s/></text:span><text:span text:style-name="T6">build </text:span><text:span text:style-name="T7">depend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9.017cm" svg:height="1.397cm" draw:transform="rotate (1.5709708597201) translate (2.667cm 10.541cm)">
          <text:p text:style-name="P1"><text:span text:style-name="T8">(1) build seven SIF-files</text:span></text:p>
          <draw:enhanced-geometry svg:viewBox="0 0 21600 21600" draw:text-areas="0 ?f0 ?f5 ?f2" draw:type="right-arrow" draw:modifiers="19173.6526946108 4877.4193548387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0.16cm" svg:height="14.986cm" svg:x="17.526cm" svg:y="0.381cm">
          <text:p text:style-name="P1"><text:span text:style-name="T2">gnu_octave_5.2.0.sif</text:span><text:span text:style-name="T3"> </text:span><text:span text:style-name="T4">(~830 MB)</text:span></text:p>
          <text:p text:style-name="P1"><text:span text:style-name="T3"><text:s/></text:span></text:p>
          <text:p text:style-name="P1"><text:span text:style-name="T3">GNU Octa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9.608cm" svg:height="12.299cm" svg:x="17.824cm" svg:y="2.794cm">
          <text:p text:style-name="P1"><text:span text:style-name="T5">SUNDI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9.056cm" svg:height="10.758cm" svg:x="18.122cm" svg:y="4.064cm">
          <text:p text:style-name="P1"><text:span text:style-name="T5">GLP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8.504cm" svg:height="9.216cm" svg:x="18.42cm" svg:y="5.334cm">
          <text:p text:style-name="P1"><text:span text:style-name="T5">QR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7.954cm" svg:height="7.673cm" svg:x="18.716cm" svg:y="6.604cm">
          <text:p text:style-name="P1"><text:span text:style-name="T5">ARPACK 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7.401cm" svg:height="6.258cm" svg:x="19.015cm" svg:y="7.747cm">
          <text:p text:style-name="P1"><text:span text:style-name="T5">SuiteSpar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6.848cm" svg:height="4.842cm" svg:x="19.314cm" svg:y="8.89cm">
          <text:p text:style-name="P1"><text:span text:style-name="T5">OpenBL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draw:layer="layout" svg:width="6.296cm" svg:height="3.554cm" svg:x="19.612cm" svg:y="9.906cm">
          <text:p text:style-name="P1"><text:span text:style-name="T5">Ubuntu 18.04 (LTS)</text:span></text:p>
          <text:p text:style-name="P1"><text:span text:style-name="T9"/></text:p>
          <text:p text:style-name="P1"><text:span text:style-name="T9">runtime </text:span><text:span text:style-name="T7">dependenc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11.684cm" svg:height="3.429cm" svg:x="8.636cm" svg:y="9.779cm">
          <text:p text:style-name="P1"><text:span text:style-name="T8">(2) remove unnecessary</text:span></text:p>
          <text:p text:style-name="P1"><text:span text:style-name="T8">dependencie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16:27:27.164547902</meta:creation-date>
    <dc:date>2020-07-21T13:55:53.110744061</dc:date>
    <meta:editing-duration>PT55M23S</meta:editing-duration>
    <meta:editing-cycles>5</meta:editing-cycles>
    <meta:generator>LibreOffice/6.4.4.2$Linux_X86_64 LibreOffice_project/40$Build-2</meta:generator>
    <meta:document-statistic meta:object-count="18"/>
  </office:meta>
</office:document-meta>
</file>